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1.75cm" fo:min-width="4.5cm"/>
      <style:paragraph-properties style:writing-mode="lr-tb"/>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1.5cm" fo:min-width="4.5cm"/>
      <style:paragraph-properties style:writing-mode="lr-tb"/>
    </style:style>
    <style:style style:name="pr1" style:family="presentation" style:parent-style-name="Standard-title">
      <style:graphic-properties draw:auto-grow-height="true" fo:min-height="2.629cm"/>
      <style:paragraph-properties style:writing-mode="lr-tb"/>
    </style:style>
    <style:style style:name="pr2" style:family="presentation" style:parent-style-name="Standard-outline1">
      <style:graphic-properties fo:min-height="8.884cm"/>
      <style:paragraph-properties style:writing-mode="lr-tb"/>
    </style:style>
    <style:style style:name="pr3" style:family="presentation" style:parent-style-name="Standard-notes">
      <style:graphic-properties draw:fill-color="#ffffff" fo:min-height="13.364cm"/>
      <style:paragraph-properties style:writing-mode="lr-tb"/>
    </style:style>
    <style:style style:name="pr4" style:family="presentation" style:parent-style-name="Standard-title">
      <style:graphic-properties fo:min-height="3.473cm"/>
      <style:paragraph-properties style:writing-mode="lr-tb"/>
    </style:style>
    <style:style style:name="pr5" style:family="presentation" style:parent-style-name="Standard-title">
      <style:graphic-properties fo:min-height="1.737cm"/>
      <style:paragraph-properties style:writing-mode="lr-tb"/>
    </style:style>
    <style:style style:name="P1" style:family="paragraph">
      <style:paragraph-properties style:writing-mode="lr-tb"/>
    </style:style>
    <style:style style:name="P2" style:family="paragraph">
      <style:paragraph-properties fo:text-align="center" style:writing-mode="lr-tb"/>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text-style-name="P1" draw:layer="layout" svg:width="25.199cm" svg:height="2.629cm" svg:x="1.4cm" svg:y="0.628cm" presentation:class="title">
          <draw:text-box>
            <text:p>Wie Surft man sicher im Internet?</text:p>
          </draw:text-box>
        </draw:frame>
        <draw:frame presentation:style-name="pr2" draw:text-style-name="P1" draw:layer="layout" svg:width="25.199cm" svg:height="11cm" svg:x="1.4cm" svg:y="4cm" presentation:class="outline" presentation:user-transformed="true">
          <draw:text-box>
            <text:list text:style-name="L2">
              <text:list-item>
                <text:p>Verwenden Sie eine zuverlässige Antiviren-Software und halten Sie diese auf dem neuesten Stand, um Ihren Computer vor Viren und Malware zu schützen.</text:p>
                <text:p/>
              </text:list-item>
              <text:list-item>
                <text:p>Verwenden Sie starke Passwörter und ändern Sie diese regelmäßig, um zu verhindern, dass Hacker auf Ihre Konten zugreifen.</text:p>
                <text:p/>
              </text:list-item>
              <text:list-item>
                <text:p>Geben Sie niemals persönliche oder vertrauliche Informationen wie Passwörter, Bankdaten oder Sozialversicherungsnummern auf Websites ein, von denen Sie nicht sicher sind.</text:p>
                <text:p/>
              </text:list-item>
              <text:list-item>
                <text:p>Seien Sie vorsichtig bei verdächtigen E-Mails, Links oder Anhängen und klicken Sie nicht darauf, wenn Sie nicht sicher sind, ob sie legitim sind.</text:p>
                <text:p/>
              </text:list-item>
              <text:list-item>
                <text:p>Verwenden Sie sichere Verbindungen, wenn Sie auf Websites zugreifen, insbesondere wenn Sie Online-Einkäufe tätigen oder Bankgeschäfte online erledigen.</text:p>
                <text:p/>
              </text:list-item>
              <text:list-item>
                <text:p>Aktualisieren Sie Ihr Betriebssystem und Ihre Software regelmäßig, um Sicherheitslücken zu schließen.</text:p>
                <text:p/>
              </text:list-item>
              <text:list-item>
                <text:p>Verwenden Sie ein Virtual Private Network (VPN), um Ihre Internetverbindung zu verschlüsseln und Ihre Privatsphäre zu schützen.</text:p>
                <text:p/>
              </text:list-item>
              <text:list-item>
                <text:p>Vermeiden Sie das Herunterladen von Dateien oder Software von nicht vertrauenswürdigen Websites.</text:p>
                <text:p/>
              </text:list-item>
              <text:list-item>
                <text:p>Beschränken Sie die Freigabe persönlicher Informationen in sozialen Medien und anderen Online-Plattformen.</text:p>
              </text:list-item>
            </text:list>
          </draw:text-box>
        </draw:frame>
        <draw:custom-shape draw:style-name="gr1" draw:text-style-name="P2" draw:layer="layout" svg:width="5cm" svg:height="2cm" svg:x="23cm" svg:y="13.75cm">
          <text:p text:style-name="P2">Geschrieben von Chatgpt</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2" draw:text-style-name="P1" draw:layer="layout" svg:width="25.199cm" svg:height="10.634cm" svg:x="1cm" svg:y="4cm" presentation:class="outline" presentation:user-transformed="true">
          <draw:text-box>
            <text:list text:style-name="L2">
              <text:list-item>
                <text:p>Viren, Malware und Phishing-Angriffe: Schädliche Software kann dazu verwendet werden, Daten auf Ihrem Computer zu stehlen, Ihren Computer zu beschädigen oder Ihre Online-Identität zu stehlen.</text:p>
                <text:p/>
              </text:list-item>
              <text:list-item>
                <text:p>Identitätsdiebstahl: Cyberkriminelle können persönliche Informationen wie Namen, Geburtsdaten, Sozialversicherungsnummern oder Bankinformationen stehlen, um Identitätsdiebstahl zu begehen.</text:p>
                <text:p/>
              </text:list-item>
              <text:list-item>
                <text:p>Betrug und Online-Betrug: Betrüger können gefälschte Websites erstellen, um Benutzer dazu zu verleiten, persönliche oder finanzielle Informationen preiszugeben.</text:p>
                <text:p/>
              </text:list-item>
              <text:list-item>
                <text:p>Online-Mobbing und Belästigung: Das Internet bietet Anonymität, was einige Benutzer dazu verleitet, andere zu belästigen oder zu mobben.</text:p>
                <text:p/>
              </text:list-item>
              <text:list-item>
                <text:p>Unerwünschte Inhalte: Das Internet kann auch unangemessene oder unerwünschte Inhalte enthalten, wie z. B. Gewalt, Pornografie oder Hassrede.</text:p>
                <text:p/>
              </text:list-item>
              <text:list-item>
                <text:p>Datenschutzverletzungen: Unternehmen können Daten von Benutzern ohne deren Zustimmung sammeln, was zu Datenschutzverletzungen führen kann.</text:p>
              </text:list-item>
            </text:list>
          </draw:text-box>
        </draw:frame>
        <draw:frame presentation:style-name="pr4" draw:text-style-name="P1" draw:layer="layout" svg:width="25.199cm" svg:height="3.473cm" svg:x="1.4cm" svg:y="0.206cm" presentation:class="title" presentation:user-transformed="true">
          <draw:text-box>
            <text:p>Was sind die Gefahren beim Internet surfen? </text:p>
          </draw:text-box>
        </draw:frame>
        <draw:custom-shape draw:style-name="gr3" draw:text-style-name="P2" draw:layer="layout" svg:width="5cm" svg:height="1.75cm" svg:x="23cm" svg:y="14cm">
          <text:p text:style-name="P2">Geschrieben von Chatgpt</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office:forms form:automatic-focus="false" form:apply-design-mode="false"/>
        <draw:frame presentation:style-name="pr5" draw:text-style-name="P1" draw:layer="layout" svg:width="25.199cm" svg:height="1.737cm" svg:x="1.4cm" svg:y="1.074cm" presentation:class="title" presentation:user-transformed="true">
          <draw:text-box>
            <text:p>Tipps von mir Selber </text:p>
          </draw:text-box>
        </draw:frame>
        <draw:frame presentation:style-name="pr2" draw:text-style-name="P1" draw:layer="layout" svg:width="26.5cm" svg:height="11.5cm" svg:x="0.5cm" svg:y="3.5cm" presentation:class="outline" presentation:user-transformed="true">
          <draw:text-box>
            <text:list text:style-name="L2">
              <text:list-item>
                <text:p>Der richtige Browser ist wichtig wenn man im Internet Surfen will ohne Tausende Werbungen oder Cookies zu haben. Browser/Suchmaschinen wie DuckDuckGO <text:s/>Benutzen die Google Datenbanken aber lassen keine Tracker durch was einen im Internet hilft etwas Anonymer zu sein.</text:p>
                <text:p/>
                <text:p>Wenn man Richtig Anonym sein möchte kann man den Tor Browser benutzen. Der Tor Browser verbindet sich über verschiedene Server sich ins Deebweeb/Darknet wodurch man Selber sehr schwer zurückverfolgen lässt. Es ist nicht Verboten in diesem teil des Internets zu sein doch wenn man halt Illegale Geschäfte treibt ist dies natürlich illegal und daher sollte man auch wenn man anonym ist keine Drogen,Waffen, usw. kaufen. <text:s/></text:p>
              </text:list-item>
            </text:list>
          </draw:text-box>
        </draw:frame>
        <presentation:notes draw:style-name="dp1">
          <office:forms form:automatic-focus="false" form:apply-design-mode="false"/>
          <draw:page-thumbnail draw:style-name="gr2"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3</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3</text:page-number></text:span></text:p>
        </draw:text-box>
      </draw:frame>
      <presentation:notes style:page-layout-name="PM0">
        <office:forms form:automatic-focus="false" form:apply-design-mode="false"/>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3-09T22:23:19.058934723</meta:creation-date>
    <dc:date>2023-03-13T07:25:47.320751029</dc:date>
    <meta:editing-duration>PT11M46S</meta:editing-duration>
    <meta:editing-cycles>3</meta:editing-cycles>
    <meta:generator>LibreOffice/7.3.7.2$Linux_X86_64 LibreOffice_project/30$Build-2</meta:generator>
    <meta:document-statistic meta:object-count="35"/>
  </office:meta>
</office:document-meta>
</file>